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5c58" officeooo:paragraph-rsid="00065c58"/>
    </style:style>
    <style:style style:name="P2" style:family="paragraph" style:parent-style-name="Standard">
      <style:text-properties officeooo:rsid="00093b24" officeooo:paragraph-rsid="00093b24"/>
    </style:style>
    <style:style style:name="P3" style:family="paragraph" style:parent-style-name="Standard">
      <style:text-properties officeooo:rsid="000b2ffa" officeooo:paragraph-rsid="000b2ffa"/>
    </style:style>
    <style:style style:name="T1" style:family="text">
      <style:text-properties officeooo:rsid="0006f42b"/>
    </style:style>
    <style:style style:name="T2" style:family="text">
      <style:text-properties officeooo:rsid="0007dd9d"/>
    </style:style>
    <style:style style:name="T3" style:family="text">
      <style:text-properties officeooo:rsid="0008966d"/>
    </style:style>
    <style:style style:name="T4" style:family="text">
      <style:text-properties officeooo:rsid="000b2f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ção de cerca elétrica em joão pessoa</text:p>
      <text:p text:style-name="P1"/>
      <text:p text:style-name="P1">A wwantenas tem uma equipe especializada em instala calque tipo de cerca elétrica.</text:p>
      <text:p text:style-name="P1"/>
      <text:p text:style-name="P1"/>
      <text:p text:style-name="P1"/>
      <text:p text:style-name="P1">Entenda um pouco mais sobre as cercas elétricas, para a instalação da cerca elétrica cada região tem suas normas, isso fica a cargo da empresa se adequar as normas de cada região.</text:p>
      <text:p text:style-name="P1"/>
      <text:p text:style-name="P1"><text:s/>Vamos responder algumas duvidas frequentes.</text:p>
      <text:p text:style-name="P1"/>
      <text:p text:style-name="P1">Quis são os tipos de cerca elétrica? </text:p>
      <text:p text:style-name="P1"/>
      <text:p text:style-name="P1">A wwantenas já tem um artigo sobre isso click no link.</text:p>
      <text:p text:style-name="P1"><text:s/>{tipos de cercas elétricas}.</text:p>
      <text:p text:style-name="P1"/>
      <text:p text:style-name="P1">Qual a melhor central de choque?</text:p>
      <text:p text:style-name="P1"/>
      <text:p text:style-name="P1"/>
      <text:p text:style-name="P1">Isso vai depender muito da sua necessidade mas a wwantenas tem um artigo em que indica algumas <text:s/>centrais com ótimas qualidades.</text:p>
      <text:p text:style-name="P1"/>
      <text:p text:style-name="P1">{INDICAÇÕES DE CENTRAIS}</text:p>
      <text:p text:style-name="P1"/>
      <text:p text:style-name="P1">Quais são os tipos de centrais que a <text:span text:style-name="T2">wwantenas</text:span> trabalha?</text:p>
      <text:p text:style-name="P1"/>
      <text:p text:style-name="P1">A wwantenas já tem um artigo especificando quais são as centrai que trabalhamos </text:p>
      <text:p text:style-name="P1"/>
      <text:p text:style-name="P1">{TIPOS TRABALHADOS}</text:p>
      <text:p text:style-name="P1"/>
      <text:p text:style-name="P1"/>
      <text:p text:style-name="P1">Cerca elétrica pode mata? </text:p>
      <text:p text:style-name="P1"/>
      <text:p text:style-name="P1">Muito improvável pois a cerca elétrica trabalha com pulsos elétricos, que da só um susto e leve paralisia, porém pode haver o caso de a pessoa ter problema no coração ai pode haver uma chance de matar, mais contínua sendo quase zero.</text:p>
      <text:p text:style-name="P1"/>
      <text:p text:style-name="P1">Cerca elétrica pode mata meu gato?</text:p>
      <text:p text:style-name="P1"/>
      <text:p text:style-name="P1">Muito improvável, pois as cercas elétricas têm sensibilidades diferentes, e muito <text:span text:style-name="T1">improvável</text:span> <text:span text:style-name="T3">a cerca</text:span> aci<text:span text:style-name="T1">o</text:span>na<text:span text:style-name="T1">r</text:span> com animais pequenos, e se ela aciona dificilmente ocasionara a morte.</text:p>
      <text:p text:style-name="P1"/>
      <text:p text:style-name="P1"/>
      <text:p text:style-name="P1"/>
      <text:p text:style-name="P2">Instalacao de antenas em joao pessoa </text:p>
      <text:p text:style-name="P2"/>
      <text:p text:style-name="P2"/>
      <text:p text:style-name="P2">instalacao de antenas e sem duvidas a especialidade da nossa empresa.</text:p>
      <text:p text:style-name="P2"/>
      <text:p text:style-name="P2">Temos uma equipe especializada nesse assumto, a dispozicao.</text:p>
      <text:p text:style-name="P2"/>
      <text:p text:style-name="P2">Quis são os tipos de antenas instaladas pela astroantena?</text:p>
      <text:p text:style-name="P2"><text:soft-page-break/></text:p>
      <text:p text:style-name="P2">Trabalamos com a intalacao de muitos tipos de antenas diferente, como exenplo a antena uhf/vhf. Temos um artigo falando melhor sobre cada tipo de antens que trabalhamos.</text:p>
      <text:p text:style-name="P2"/>
      <text:p text:style-name="P2"/>
      <text:p text:style-name="P2">Qual e melhor antena UHF/VHF?</text:p>
      <text:p text:style-name="P2"/>
      <text:p text:style-name="P2">Não existe isso de uma ser melhor que a outra pois <text:span text:style-name="T4">vários fatores influencia <text:s/>nesses tipos de antenas, com exenplo, para qual finalidade vai ser usada , onde sera usada, como sera usada, cada uma tem suas vantages e desvantages dependendo de fatores externos. </text:span></text:p>
      <text:p text:style-name="P2"/>
      <text:p text:style-name="P3">Qual a diferença de sinal digital para o analogico?</text:p>
      <text:p text:style-name="P3"/>
      <text:p text:style-name="P3">Isso e bem conplexo mais de uma forma sinples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4:40:43.096737916</meta:creation-date>
    <dc:date>2020-04-15T17:31:53.169198662</dc:date>
    <meta:editing-duration>PT1H18M26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26" meta:word-count="340" meta:character-count="2055" meta:non-whitespace-character-count="1731"/>
  </office:meta>
</office:document-meta>
</file>